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Ein Name, der der Ressource zugeordnet is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reff</text:p>
          </table:table-cell>
          <table:table-cell office:value-type="string" calcext:value-type="string">
            <text:p>Das Thema der Ressour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Ein Account der Ressourc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Eine Einheit, die in erster Linie für die Ressourcenherstellung verantwortlich i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ausgeber</text:p>
          </table:table-cell>
          <table:table-cell office:value-type="string" calcext:value-type="string">
            <text:p>Eine Entität, die für die Bereitstellung der Ressource verantwortlich ist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wirkender</text:p>
          </table:table-cell>
          <table:table-cell office:value-type="string" calcext:value-type="string">
            <text:p>Eine Entität, die für die Bereitstellung von Beiträgen für die Ressource verantwortlich ist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Ein Punkt oder ein Zeitraum, der einem Ereignis im Lebenszyklus der Ressource zugeordnet is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Die Art oder das Genre der Ressourc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as Dateiformat, das physische Medium oder die Dimensionen der Ressource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nung</text:p>
          </table:table-cell>
          <table:table-cell office:value-type="string" calcext:value-type="string">
            <text:p>Ein eindeutiger Verweis auf die Ressource in einem bestimmten Kontex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Eine zugehörige Ressource, aus der die beschriebene Ressource abgeleitet wir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ine Sprache der Ressource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ziehung</text:p>
          </table:table-cell>
          <table:table-cell office:value-type="string" calcext:value-type="string">
            <text:p>Eine zugehörige Ressource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deckung</text:p>
          </table:table-cell>
          <table:table-cell office:value-type="string" calcext:value-type="string">
            <text:p>Das räumliche oder zeitliche Thema der Ressource, die räumliche Anwendbarkeit der Ressource oder die Jurisdiktion, unter der die Ressource relevant is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hte</text:p>
          </table:table-cell>
          <table:table-cell office:value-type="string" calcext:value-type="string">
            <text:p>Informationen zu Rechten, die in und über die Ressource gehalten werden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gegeben</text:p>
          </table:table-cell>
          <table:table-cell office:value-type="string" calcext:value-type="string">
            <text:p>Datum der förmlichen Ausgabe der Ressour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